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3.517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8.902cm" table:align="left"/>
    </style:style>
    <style:style style:name="Tabla2.A" style:family="table-column">
      <style:table-column-properties style:column-width="4.701cm"/>
    </style:style>
    <style:style style:name="Tabla2.B" style:family="table-column">
      <style:table-column-properties style:column-width="4.20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397cm" style:rel-column-width="16383*"/>
    </style:style>
    <style:style style:name="Tabla3.D" style:family="table-column">
      <style:table-column-properties style:column-width="4.397cm" style:rel-column-width="1638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4.397cm" style:rel-column-width="16383*"/>
    </style:style>
    <style:style style:name="Tabla4.D" style:family="table-column">
      <style:table-column-properties style:column-width="4.397cm" style:rel-column-width="16386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" style:family="table">
      <style:table-properties style:width="17.59cm" table:align="margins"/>
    </style:style>
    <style:style style:name="Tab.A" style:family="table-column">
      <style:table-column-properties style:column-width="5.863cm" style:rel-column-width="21845*"/>
    </style:style>
    <style:style style:name="Tab.B" style:family="table-column">
      <style:table-column-properties style:column-width="5.863cm" style:rel-column-width="21844*"/>
    </style:style>
    <style:style style:name="Tab.C" style:family="table-column">
      <style:table-column-properties style:column-width="5.863cm" style:rel-column-width="21846*"/>
    </style:style>
    <style:style style:name="Tab.A1" style:family="table-cell">
      <style:table-cell-properties fo:padding="0.097cm" fo:border-left="0.05pt solid #000000" fo:border-right="none" fo:border-top="0.05pt solid #000000" fo:border-bottom="0.05pt solid #000000"/>
    </style:style>
    <style:style style:name="Tab.C1" style:family="table-cell">
      <style:table-cell-properties fo:padding="0.097cm" fo:border="0.05pt solid #000000"/>
    </style:style>
    <style:style style:name="Tab.A2" style:family="table-cell">
      <style:table-cell-properties fo:padding="0.097cm" fo:border-left="0.05pt solid #000000" fo:border-right="none" fo:border-top="none" fo:border-bottom="0.05pt solid #000000"/>
    </style:style>
    <style:style style:name="Tab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696cm" style:rel-column-width="21220*"/>
    </style:style>
    <style:style style:name="tabla1.B" style:family="table-column">
      <style:table-column-properties style:column-width="5.946cm" style:rel-column-width="22153*"/>
    </style:style>
    <style:style style:name="tabla1.C" style:family="table-column">
      <style:table-column-properties style:column-width="5.948cm" style:rel-column-width="22162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2eae" officeooo:paragraph-rsid="00182eae"/>
    </style:style>
    <style:style style:name="P2" style:family="paragraph" style:parent-style-name="Table_20_Contents">
      <style:text-properties officeooo:paragraph-rsid="00182eae"/>
    </style:style>
    <style:style style:name="P3" style:family="paragraph" style:parent-style-name="Table_20_Contents">
      <style:text-properties fo:color="#000000" officeooo:rsid="001a1e30" officeooo:paragraph-rsid="001a1e30"/>
    </style:style>
    <style:style style:name="P4" style:family="paragraph" style:parent-style-name="Table_20_Contents">
      <style:text-properties fo:color="#000000" officeooo:rsid="00182eae" officeooo:paragraph-rsid="001a1e30"/>
    </style:style>
    <style:style style:name="P5" style:family="paragraph" style:parent-style-name="Table_20_Contents">
      <style:text-properties officeooo:rsid="001dbf48" officeooo:paragraph-rsid="001dbf48"/>
    </style:style>
    <style:style style:name="P6" style:family="paragraph" style:parent-style-name="Table_20_Contents">
      <style:text-properties officeooo:rsid="001f99c0" officeooo:paragraph-rsid="001f99c0"/>
    </style:style>
    <style:style style:name="P7" style:family="paragraph" style:parent-style-name="Table_20_Contents">
      <style:paragraph-properties fo:text-align="center" style:justify-single-word="false"/>
      <style:text-properties officeooo:rsid="001f99c0" officeooo:paragraph-rsid="001f99c0"/>
    </style:style>
    <style:style style:name="P8" style:family="paragraph" style:parent-style-name="Table_20_Contents">
      <style:text-properties officeooo:rsid="0020184c" officeooo:paragraph-rsid="0020184c"/>
    </style:style>
    <style:style style:name="P9" style:family="paragraph" style:parent-style-name="Table_20_Contents">
      <style:text-properties officeooo:rsid="00243f6b" officeooo:paragraph-rsid="00243f6b"/>
    </style:style>
    <style:style style:name="P10" style:family="paragraph" style:parent-style-name="Table_20_Contents">
      <style:paragraph-properties fo:text-align="center" style:justify-single-word="false"/>
      <style:text-properties officeooo:rsid="00243f6b" officeooo:paragraph-rsid="00243f6b"/>
    </style:style>
    <style:style style:name="P11" style:family="paragraph" style:parent-style-name="Table_20_Contents">
      <style:text-properties officeooo:rsid="002451aa" officeooo:paragraph-rsid="002451aa"/>
    </style:style>
    <style:style style:name="P12" style:family="paragraph" style:parent-style-name="Table_20_Contents">
      <style:text-properties officeooo:rsid="00260bdb" officeooo:paragraph-rsid="00260bdb"/>
    </style:style>
    <style:style style:name="P13" style:family="paragraph" style:parent-style-name="Standard">
      <style:text-properties officeooo:rsid="001a1e30"/>
    </style:style>
    <style:style style:name="P14" style:family="paragraph" style:parent-style-name="Standard">
      <style:text-properties officeooo:rsid="001a1e30" officeooo:paragraph-rsid="001a1e30"/>
    </style:style>
    <style:style style:name="P15" style:family="paragraph" style:parent-style-name="Standard">
      <style:text-properties officeooo:rsid="00211562" officeooo:paragraph-rsid="00211562"/>
    </style:style>
    <style:style style:name="P16" style:family="paragraph" style:parent-style-name="Standard">
      <style:text-properties style:font-name="sans-serif" fo:font-size="12.75pt"/>
    </style:style>
    <style:style style:name="P17" style:family="paragraph" style:parent-style-name="Text_20_body">
      <style:text-properties officeooo:paragraph-rsid="00182eae"/>
    </style:style>
    <style:style style:name="P18" style:family="paragraph" style:parent-style-name="Text_20_body">
      <style:text-properties officeooo:rsid="00243f6b" officeooo:paragraph-rsid="00243f6b"/>
    </style:style>
    <style:style style:name="P19" style:family="paragraph" style:parent-style-name="Text_20_body">
      <style:text-properties fo:color="#000000" officeooo:rsid="00182eae" officeooo:paragraph-rsid="00182eae"/>
    </style:style>
    <style:style style:name="P20" style:family="paragraph" style:parent-style-name="Text_20_body">
      <style:text-properties officeooo:rsid="00182eae" officeooo:paragraph-rsid="00182eae"/>
    </style:style>
    <style:style style:name="P21" style:family="paragraph" style:parent-style-name="Text_20_body">
      <style:text-properties officeooo:rsid="00182eae" officeooo:paragraph-rsid="00243f6b"/>
    </style:style>
    <style:style style:name="P22" style:family="paragraph" style:parent-style-name="Text_20_body">
      <style:text-properties officeooo:paragraph-rsid="00243f6b"/>
    </style:style>
    <style:style style:name="P23" style:family="paragraph" style:parent-style-name="Text_20_body">
      <style:text-properties officeooo:rsid="002451aa" officeooo:paragraph-rsid="002451aa"/>
    </style:style>
    <style:style style:name="P24" style:family="paragraph" style:parent-style-name="Text_20_body">
      <style:text-properties officeooo:rsid="00260bdb" officeooo:paragraph-rsid="00260bdb"/>
    </style:style>
    <style:style style:name="P25" style:family="paragraph" style:parent-style-name="Text_20_body">
      <style:text-properties officeooo:rsid="00266f59" officeooo:paragraph-rsid="00266f59"/>
    </style:style>
    <style:style style:name="P26" style:family="paragraph" style:parent-style-name="Text_20_body">
      <style:text-properties style:font-name="VERDANA" fo:font-size="10pt" officeooo:rsid="00288e76" officeooo:paragraph-rsid="00288e76"/>
    </style:style>
    <style:style style:name="P27" style:family="paragraph" style:parent-style-name="Text_20_body">
      <style:text-properties officeooo:rsid="0028f850" officeooo:paragraph-rsid="0028f850"/>
    </style:style>
    <style:style style:name="P28" style:family="paragraph" style:parent-style-name="Text_20_body">
      <style:text-properties style:text-underline-style="solid" style:text-underline-width="auto" style:text-underline-color="font-color" officeooo:rsid="0028f850" officeooo:paragraph-rsid="0028f850"/>
    </style:style>
    <style:style style:name="T1" style:family="text">
      <style:text-properties officeooo:rsid="00182eae"/>
    </style:style>
    <style:style style:name="T2" style:family="text">
      <style:text-properties officeooo:rsid="001f12fd"/>
    </style:style>
    <style:style style:name="T3" style:family="text">
      <style:text-properties officeooo:rsid="001f99c0"/>
    </style:style>
    <style:style style:name="T4" style:family="text">
      <style:text-properties officeooo:rsid="00260bdb"/>
    </style:style>
    <style:style style:name="T5" style:family="text">
      <style:text-properties style:font-name="sans-serif" fo:font-size="12.7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LANIFICACIÓN DE RECURSOS EMPRESARIALES</text:p>
      <text:p text:style-name="P18">es un sistema integral de gestión empresarial que está diseñado para modelar y automatizar la mayoría de procesos en la empresa (área de finanzas, comercial, logística, producción, etc.). Su misión es facilitar la planificación de todos los recursos de la empresa. </text:p>
      <text:p text:style-name="P18"/>
      <text:p text:style-name="P18">FUERZA DE PROGRAMACIÓN.</text:p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9">PUESTO</text:p>
          </table:table-cell>
          <table:table-cell table:style-name="Tabla1.A1" office:value-type="string">
            <text:p text:style-name="P9">CANTIDAD</text:p>
          </table:table-cell>
          <table:table-cell table:style-name="Tabla1.A1" office:value-type="string">
            <text:p text:style-name="P9">TIEMPO <text:s/></text:p>
          </table:table-cell>
          <table:table-cell table:style-name="Tabla1.A1" office:value-type="string">
            <text:p text:style-name="P9">SALARIO (USD)</text:p>
          </table:table-cell>
          <table:table-cell table:style-name="Tabla1.E1" office:value-type="string">
            <text:p text:style-name="P9">TOTAL()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A2" table:number-columns-spanned="4" office:value-type="string">
            <text:p text:style-name="P10">TOTAL</text:p>
          </table:table-cell>
          <table:covered-table-cell/>
          <table:covered-table-cell/>
          <table:covered-table-cell/>
          <table:table-cell table:style-name="Tabla1.E2" office:value-type="string">
            <text:p text:style-name="Table_20_Contents"/>
          </table:table-cell>
        </table:table-row>
      </table:table>
      <text:p text:style-name="P20"/>
      <text:p text:style-name="P18">RECURSOS DE HARDWARE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9">RECURSOS</text:p>
          </table:table-cell>
          <table:table-cell table:style-name="Tabla2.B1" office:value-type="string">
            <text:p text:style-name="P9">TOTAL (USD) 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</table:table>
      <text:p text:style-name="P18"/>
      <text:p text:style-name="P18">RECURSOS DE OPERACION</text:p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11">SERVICIO </text:p>
          </table:table-cell>
          <table:table-cell table:style-name="Tabla3.A1" office:value-type="string">
            <text:p text:style-name="P11">COSTO MENSUAL</text:p>
          </table:table-cell>
          <table:table-cell table:style-name="Tabla3.A1" office:value-type="string">
            <text:p text:style-name="P11">No. MESES</text:p>
          </table:table-cell>
          <table:table-cell table:style-name="Tabla3.D1" office:value-type="string">
            <text:p text:style-name="P11">TOTAL (USD)</text:p>
          </table:table-cell>
        </table:table-row>
        <table:table-row>
          <table:table-cell table:style-name="Tabla3.A2" office:value-type="string">
            <text:p text:style-name="P11">Agua potable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1">Energía eléctrica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1">Transporte 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1">Telefonía 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1">Internet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string">
            <text:p text:style-name="Table_20_Contents"/>
          </table:table-cell>
        </table:table-row>
      </table:table>
      <text:p text:style-name="P18"/>
      <text:p text:style-name="P23">OTROS RECURSOS</text:p>
      <table:table table:name="Tabla4" table:style-name="Tabla4">
        <table:table-column table:style-name="Tabla4.A" table:number-columns-repeated="3"/>
        <table:table-column table:style-name="Tabla4.D"/>
        <table:table-row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2" office:value-type="string">
            <text:p text:style-name="Table_20_Contents"/>
          </table:table-cell>
        </table:table-row>
        <text:soft-page-break/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2" office:value-type="string">
            <text:p text:style-name="Table_20_Contents"/>
          </table:table-cell>
        </table:table-row>
      </table:table>
      <text:p text:style-name="P23"/>
      <text:p text:style-name="P22"/>
      <text:p text:style-name="P23">ELABORACION DE PRESUPUESTO</text:p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12">PRESUPUESTO</text:p>
          </table:table-cell>
          <table:covered-table-cell/>
        </table:table-row>
        <table:table-row>
          <table:table-cell table:style-name="Tabla5.A2" office:value-type="string">
            <text:p text:style-name="P12">DESCRIPCIÓN</text:p>
          </table:table-cell>
          <table:table-cell table:style-name="Tabla5.B2" office:value-type="string">
            <text:p text:style-name="Table_20_Contents"><text:s/><text:span text:style-name="T4">MONTO (USD)</text:span>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</table:table>
      <text:p text:style-name="P23"/>
      <text:p text:style-name="P23"/>
      <text:p text:style-name="P24">FACTIBILIDAD</text:p>
      <text:p text:style-name="P16"><text:span text:style-name="T4">S</text:span>e refiere a la disponibilidad de los recursos necesarios para llevar a cabo los objetivos o metas señalados, la factibilidad se apoya en 3 aspectos básicos: </text:p>
      <text:p text:style-name="Standard">•<text:span text:style-name="T5">Operativo. </text:span></text:p>
      <text:p text:style-name="Standard">•<text:span text:style-name="T5">Técnico. </text:span></text:p>
      <text:p text:style-name="Standard">•<text:span text:style-name="T5">Económico. </text:span></text:p>
      <text:p text:style-name="P24"/>
      <text:p text:style-name="P24"/>
      <text:p text:style-name="P25">FACTIBILIDAD TECNICA</text:p>
      <text:p text:style-name="P26">Es una evaluación que demuestre que el negocio puede ponerse en marcha y mantenerse, <text:soft-page-break/>mostrando evidencias de que se ha planeado cuidadosamente, contemplado los problemas que involucra y mantenerlo en funcionamiento. </text:p>
      <text:p text:style-name="P27">Normalización de las especificaciones: Consiste en documentar para cada una de las herramientas candidatas, todos los criterios a considerar en la evaluación; dichos criterios deben buscar la normalización de las herramientas, pero también deben incluir los criterios indispensables para desarrollar el proyecto; dichos criterios fueron seleccionados a partir de investigaciones bibliográficas realizadas acerca de las características de cada elemento y de ellos se escogieron las que se consideraron primordiales.</text:p>
      <text:p text:style-name="P27">Asignación de Criterios de Evaluación: A cada uno de los criterios listados, se les asignara un peso, su especificación se puede ver en la Tabla 9-1 Definición de pesos para la evaluación de criterios. El objetivo de establecer dicho pesos es facilitar la calificación de los criterios de cada herramienta.</text:p>
      <text:p text:style-name="P28"/>
      <text:p text:style-name="P23"/>
      <text:p text:style-name="P21">RECURSOS TECNICOS PARA EL DESARROLLO DEL PROYECTO</text:p>
      <text:p text:style-name="P19"/>
      <table:table table:name="Tab" table:style-name="Tab">
        <table:table-column table:style-name="Tab.A"/>
        <table:table-column table:style-name="Tab.B"/>
        <table:table-column table:style-name="Tab.C"/>
        <table:table-row>
          <table:table-cell table:style-name="Tab.A1" office:value-type="string">
            <text:p text:style-name="P3">NOMBRE DEL RECURSO</text:p>
          </table:table-cell>
          <table:table-cell table:style-name="Tab.A1" office:value-type="string">
            <text:p text:style-name="P3">CANTIDAD</text:p>
          </table:table-cell>
          <table:table-cell table:style-name="Tab.C1" office:value-type="string">
            <text:p text:style-name="P3">ESPECICACIONES</text:p>
          </table:table-cell>
        </table:table-row>
        <table:table-row>
          <table:table-cell table:style-name="Tab.A2" office:value-type="string">
            <text:p text:style-name="P4">- <text:span text:style-name="T3">Estudiantes de ingeniería de sistemas informáticos </text:span></text:p>
          </table:table-cell>
          <table:table-cell table:style-name="Tab.A2" office:value-type="string">
            <text:p text:style-name="P3">3</text:p>
          </table:table-cell>
          <table:table-cell table:style-name="Tab.C2" office:value-type="string">
            <text:p text:style-name="P2">- <text:span text:style-name="T1">Analista de sistema</text:span></text:p>
            <text:p text:style-name="P1">- Programador</text:p>
            <text:p text:style-name="P1">- Diseñador</text:p>
          </table:table-cell>
        </table:table-row>
      </table:table>
      <text:p text:style-name="P17"/>
      <text:p text:style-name="P14"><text:span text:style-name="T2">REQUERIMIENTOS DE </text:span>HARDWARE</text:p>
      <text:p text:style-name="P14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rows-spanned="2" office:value-type="string">
            <text:p text:style-name="P1">NOMBRE DEL RECURSO</text:p>
          </table:table-cell>
          <table:table-cell table:style-name="tabla1.B1" table:number-columns-spanned="2" office:value-type="string">
            <text:p text:style-name="P7">REQUERIMIENTOS</text:p>
          </table:table-cell>
          <table:covered-table-cell/>
        </table:table-row>
        <table:table-row>
          <table:covered-table-cell/>
          <table:table-cell table:style-name="tabla1.B2" office:value-type="string">
            <text:p text:style-name="P6">MINIMOS</text:p>
          </table:table-cell>
          <table:table-cell table:style-name="tabla1.C2" office:value-type="string">
            <text:p text:style-name="P6">RECOMENDADOS</text:p>
          </table:table-cell>
        </table:table-row>
        <table:table-row>
          <table:table-cell table:style-name="tabla1.B2" office:value-type="string">
            <text:p text:style-name="P5">Disco duro</text:p>
          </table:table-cell>
          <table:table-cell table:style-name="tabla1.B2" office:value-type="string">
            <text:p text:style-name="P6">10 GB</text:p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B2" office:value-type="string">
            <text:p text:style-name="P8">Memoria RAM</text:p>
          </table:table-cell>
          <table:table-cell table:style-name="tabla1.B2" office:value-type="string">
            <text:p text:style-name="P5">256 Megabytes</text:p>
          </table:table-cell>
          <table:table-cell table:style-name="tabla1.C2" office:value-type="string">
            <text:p text:style-name="P8">1 Megabytes</text:p>
          </table:table-cell>
        </table:table-row>
        <table:table-row>
          <table:table-cell table:style-name="tabla1.B2" office:value-type="string">
            <text:p text:style-name="P8">Procesador</text:p>
          </table:table-cell>
          <table:table-cell table:style-name="tabla1.B2" office:value-type="string">
            <text:p text:style-name="P5">Pentium 4, a 1 GHz </text:p>
          </table:table-cell>
          <table:table-cell table:style-name="tabla1.C2" office:value-type="string">
            <text:p text:style-name="P5"/>
          </table:table-cell>
        </table:table-row>
      </table:table>
      <text:p text:style-name="P13"/>
      <text:p text:style-name="P13"/>
      <text:p text:style-name="P15">REQUERIMIENTOS DE SOFTWARE</text:p>
      <text:p text:style-name="P15"/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ola </meta:initial-creator>
    <meta:creation-date>2016-08-12T18:45:09.843140069</meta:creation-date>
    <dc:date>2016-08-15T21:48:08.042826832</dc:date>
    <dc:creator>fabiola </dc:creator>
    <meta:editing-duration>PT8H37M22S</meta:editing-duration>
    <meta:editing-cycles>5</meta:editing-cycles>
    <meta:generator>LibreOffice/4.3.3.2$Linux_X86_64 LibreOffice_project/430m0$Build-2</meta:generator>
    <meta:document-statistic meta:table-count="7" meta:image-count="0" meta:object-count="0" meta:page-count="3" meta:paragraph-count="59" meta:word-count="325" meta:character-count="2240" meta:non-whitespace-character-count="1957"/>
  </office:meta>
</office:document-meta>
</file>